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ampling \ R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763.82" calcext:value-type="float">
            <text:p>763.82</text:p>
          </table:table-cell>
          <table:table-cell office:value-type="float" office:value="882.9" calcext:value-type="float">
            <text:p>882.9</text:p>
          </table:table-cell>
          <table:table-cell office:value-type="float" office:value="676.97" calcext:value-type="float">
            <text:p>676.97</text:p>
          </table:table-cell>
          <table:table-cell office:value-type="float" office:value="686.32" calcext:value-type="float">
            <text:p>686.32</text:p>
          </table:table-cell>
          <table:table-cell office:value-type="float" office:value="653.2" calcext:value-type="float">
            <text:p>653.2</text:p>
          </table:table-cell>
          <table:table-cell table:formula="of:=AVERAGE([.B3:.F3])" office:value-type="float" office:value="732.642" calcext:value-type="float">
            <text:p>732.642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2300.85" calcext:value-type="float">
            <text:p>2300.85</text:p>
          </table:table-cell>
          <table:table-cell office:value-type="float" office:value="956.54" calcext:value-type="float">
            <text:p>956.54</text:p>
          </table:table-cell>
          <table:table-cell office:value-type="float" office:value="822.26" calcext:value-type="float">
            <text:p>822.26</text:p>
          </table:table-cell>
          <table:table-cell office:value-type="float" office:value="1019.59" calcext:value-type="float">
            <text:p>1019.59</text:p>
          </table:table-cell>
          <table:table-cell office:value-type="float" office:value="1299.82" calcext:value-type="float">
            <text:p>1299.82</text:p>
          </table:table-cell>
          <table:table-cell table:formula="of:=AVERAGE([.B5:.F5])" office:value-type="float" office:value="1279.812" calcext:value-type="float">
            <text:p>1279.812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921.22" calcext:value-type="float">
            <text:p>1921.22</text:p>
          </table:table-cell>
          <table:table-cell office:value-type="float" office:value="906.98" calcext:value-type="float">
            <text:p>906.98</text:p>
          </table:table-cell>
          <table:table-cell office:value-type="float" office:value="731.79" calcext:value-type="float">
            <text:p>731.79</text:p>
          </table:table-cell>
          <table:table-cell office:value-type="float" office:value="698.19" calcext:value-type="float">
            <text:p>698.19</text:p>
          </table:table-cell>
          <table:table-cell office:value-type="float" office:value="637.15" calcext:value-type="float">
            <text:p>637.15</text:p>
          </table:table-cell>
          <table:table-cell table:formula="of:=AVERAGE([.B7:.F7])" office:value-type="float" office:value="979.066" calcext:value-type="float">
            <text:p>979.066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890.46" calcext:value-type="float">
            <text:p>1890.46</text:p>
          </table:table-cell>
          <table:table-cell office:value-type="float" office:value="1152.31" calcext:value-type="float">
            <text:p>1152.31</text:p>
          </table:table-cell>
          <table:table-cell office:value-type="float" office:value="803.15" calcext:value-type="float">
            <text:p>803.15</text:p>
          </table:table-cell>
          <table:table-cell office:value-type="float" office:value="827.84" calcext:value-type="float">
            <text:p>827.84</text:p>
          </table:table-cell>
          <table:table-cell office:value-type="float" office:value="738.51" calcext:value-type="float">
            <text:p>738.51</text:p>
          </table:table-cell>
          <table:table-cell table:formula="of:=AVERAGE([.B9:.F9])" office:value-type="float" office:value="1082.454" calcext:value-type="float">
            <text:p>1082.454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00:14:16.355073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1:52:24.298857139</meta:creation-date>
    <dc:date>2018-01-23T00:19:09.876135033</dc:date>
    <meta:editing-duration>PT1H20M9S</meta:editing-duration>
    <meta:editing-cycles>9</meta:editing-cycles>
    <meta:generator>LibreOffice/4.3.3.2$Linux_X86_64 LibreOffice_project/430m0$Build-2</meta:generator>
    <meta:document-statistic meta:table-count="1" meta:cell-count="35" meta:object-count="0"/>
  </office:meta>
</office:document-meta>
</file>